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e9d17" officeooo:paragraph-rsid="000e9d17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e9d17" officeooo:paragraph-rsid="000e9d17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e9d17" officeooo:paragraph-rsid="000e9d17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05ba1" officeooo:paragraph-rsid="00105ba1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e9d17" officeooo:paragraph-rsid="000e9d17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05ba1" officeooo:paragraph-rsid="00105ba1" style:font-weight-asian="normal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officeooo:paragraph-rsid="00105ba1"/>
    </style:style>
    <style:style style:name="P8" style:family="paragraph" style:parent-style-name="Standard" style:list-style-name="L2">
      <style:paragraph-properties fo:text-align="start" style:justify-single-word="false"/>
      <style:text-properties style:text-underline-style="none" officeooo:rsid="0010d3aa" officeooo:paragraph-rsid="0010d3aa"/>
    </style:style>
    <style:style style:name="P9" style:family="paragraph" style:parent-style-name="Standard" style:list-style-name="L2">
      <style:paragraph-properties fo:text-align="start" style:justify-single-word="false"/>
      <style:text-properties style:text-underline-style="none" officeooo:rsid="00121b0e" officeooo:paragraph-rsid="00121b0e"/>
    </style:style>
    <style:style style:name="P10" style:family="paragraph" style:parent-style-name="Standard" style:list-style-name="L2">
      <style:paragraph-properties fo:text-align="start" style:justify-single-word="false"/>
      <style:text-properties officeooo:rsid="00105ba1" officeooo:paragraph-rsid="00105ba1"/>
    </style:style>
    <style:style style:name="P11" style:family="paragraph" style:parent-style-name="Standard" style:list-style-name="L2">
      <style:paragraph-properties fo:text-align="start" style:justify-single-word="false"/>
      <style:text-properties officeooo:rsid="0010d3aa" officeooo:paragraph-rsid="0010d3aa"/>
    </style:style>
    <style:style style:name="T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 fo:font-weight="normal" officeooo:rsid="00105ba1" style:font-weight-asian="normal" style:font-weight-complex="normal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officeooo:rsid="00105ba1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05ba1" style:font-weight-asian="normal" style:font-weight-complex="normal"/>
    </style:style>
    <style:style style:name="T7" style:family="text">
      <style:text-properties fo:font-weight="normal" officeooo:rsid="0010f9e4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exander Zimmermann</text:p>
      <text:p text:style-name="P1">529417</text:p>
      <text:p text:style-name="P1"/>
      <text:p text:style-name="P2">Computergrafik WS2019</text:p>
      <text:p text:style-name="P2">Programmierprojekt</text:p>
      <text:p text:style-name="P2"/>
      <text:p text:style-name="P3">Ziel</text:p>
      <text:p text:style-name="P5">Implementierung einer Computerspiel-Szene</text:p>
      <text:p text:style-name="P5"/>
      <text:p text:style-name="P3">Verwendete Grafik-Technologien:</text:p>
      <text:p text:style-name="P5">WebGL 2.0, GIMP</text:p>
      <text:p text:style-name="P5"/>
      <text:p text:style-name="P3">Resourcen:</text:p>
      <text:p text:style-name="P5"><text:a xlink:type="simple" xlink:href="http://shadertoy.com/" text:style-name="Internet_20_link" text:visited-style-name="Visited_20_Internet_20_Link">http://shadertoy.com</text:a></text:p>
      <text:p text:style-name="P5"><text:a xlink:type="simple" xlink:href="http://learn-opengl.com/" text:style-name="Internet_20_link" text:visited-style-name="Visited_20_Internet_20_Link">http://learn-opengl.com</text:a></text:p>
      <text:p text:style-name="P5"><text:a xlink:type="simple" xlink:href="http://docs.gl/" text:style-name="Internet_20_link" text:visited-style-name="Visited_20_Internet_20_Link">http://docs.gl</text:a></text:p>
      <text:p text:style-name="P5"><text:a xlink:type="simple" xlink:href="http://webgl2fundamentals.com/" text:style-name="Internet_20_link" text:visited-style-name="Visited_20_Internet_20_Link">http://webgl2fundamentals.com</text:a></text:p>
      <text:p text:style-name="P5"/>
      <text:p text:style-name="P4">Szenenbeschreibung und Implementierung:</text:p>
      <text:p text:style-name="P6">Die Szene stellt eine Weltraum-Simulation ohne weiteren Anspruch auf Realismus dar.</text:p>
      <text:list xml:id="list2145263900" text:style-name="L2">
        <text:list-item>
          <text:p text:style-name="P7"><text:span text:style-name="T6">der Nutzer steuert ein </text:span><text:span text:style-name="T2">Raumschiff</text:span><text:span text:style-name="T4"> </text:span></text:p>
          <text:list>
            <text:list-item>
              <text:p text:style-name="P7"><text:span text:style-name="T4">texturiertes Mesh aus 10 Dreiecken und 1 Shader</text:span></text:p>
            </text:list-item>
            <text:list-item>
              <text:p text:style-name="P10"><text:span text:style-name="T3">implementiert rigid-body mit Quaternionen für die Rotation</text:span></text:p>
            </text:list-item>
            <text:list-item>
              <text:p text:style-name="P10"><text:span text:style-name="T3">wird von Szenenkamera in 3rd-Person-View verfolgt</text:span></text:p>
            </text:list-item>
          </text:list>
        </text:list-item>
        <text:list-item>
          <text:p text:style-name="P11"><text:span text:style-name="T3">der </text:span><text:span text:style-name="T1">Weltraum</text:span><text:span text:style-name="T3"> besteht aus kleinen Sternen, Nebulas und einem großen Stern:</text:span></text:p>
          <text:list>
            <text:list-item>
              <text:p text:style-name="P11"><text:span text:style-name="T3">je ein Shader für diese 3 Typen</text:span></text:p>
            </text:list-item>
            <text:list-item>
              <text:p text:style-name="P11"><text:span text:style-name="T3">alle Himmelskörper werden mit randomisierten Parametern instanziert gerendert</text:span></text:p>
            </text:list-item>
            <text:list-item>
              <text:p text:style-name="P11"><text:span text:style-name="T3">diese sind sphärisch um die Kamera positioniert und in den Hintergrund “gelegt” (durch Löschen des Tiefen-Puffers) und von der Kamera-Translation unabhängig</text:span></text:p>
            </text:list-item>
          </text:list>
        </text:list-item>
        <text:list-item>
          <text:p text:style-name="P11"><text:span text:style-name="T3">“Highlight” der Szene ist die </text:span><text:span text:style-name="T1">Dyson-Sphäre:</text:span></text:p>
          <text:list>
            <text:list-item>
              <text:p text:style-name="P8"><text:span text:style-name="T5">ein Konstrukt um einen Stern </text:span><text:span text:style-name="T7">mit Athmosphäre und Terrain ( eine Art umgekehrter Planet )</text:span></text:p>
            </text:list-item>
            <text:list-item>
              <text:p text:style-name="P9"><text:span text:style-name="T7">b</text:span><text:span text:style-name="T5">esteht aus äußerer Hülle, Port, Innen-Terrain und Wasser-Ebene mit je 1 Shader realisiert</text:span></text:p>
            </text:list-item>
            <text:list-item>
              <text:p text:style-name="P9"><text:span text:style-name="T5">Terrain verwendet Height- und Normal-Mapping mit einem Blinn-Phong-Model zur Beleuchtung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2T15:20:44.185537710</meta:creation-date>
    <dc:date>2019-12-22T16:36:55.346265300</dc:date>
    <meta:editing-duration>PT11M7S</meta:editing-duration>
    <meta:editing-cycles>2</meta:editing-cycles>
    <meta:generator>LibreOffice/6.1.6.3$Linux_X86_64 LibreOffice_project/10$Build-3</meta:generator>
    <meta:document-statistic meta:table-count="0" meta:image-count="0" meta:object-count="0" meta:page-count="1" meta:paragraph-count="27" meta:word-count="163" meta:character-count="1220" meta:non-whitespace-character-count="1095"/>
  </office:meta>
</office:document-meta>
</file>